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d3842" officeooo:paragraph-rsid="03ed50a6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08374" officeooo:paragraph-rsid="03f08374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3f75f" officeooo:paragraph-rsid="03f3f75f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29a3" officeooo:paragraph-rsid="03fe7c62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e7c62" officeooo:paragraph-rsid="03fe7c62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0678d" officeooo:paragraph-rsid="04008727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2ddb9" officeooo:paragraph-rsid="0402ddb9" style:font-size-asian="11pt" style:font-style-asian="italic" style:font-size-complex="11pt" style:font-style-complex="italic"/>
    </style:style>
    <style:style style:name="P113" style:family="paragraph" style:parent-style-name="Footnote">
      <style:text-properties officeooo:rsid="04ba495b" officeooo:paragraph-rsid="04ba495b"/>
    </style:style>
    <style:style style:name="P11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6f1b" officeooo:paragraph-rsid="0408661a" style:font-size-asian="11pt" style:font-style-asian="italic" style:font-size-complex="11pt" style:font-style-complex="italic"/>
    </style:style>
    <style:style style:name="P11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c3f62" officeooo:paragraph-rsid="040c3f62" style:font-size-asian="11pt" style:font-style-asian="italic" style:font-size-complex="11pt" style:font-style-complex="italic"/>
    </style:style>
    <style:style style:name="P11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0d73" officeooo:paragraph-rsid="04120d73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fo:font-style="normal" officeooo:rsid="03ea8767" style:font-style-asian="normal" style:font-style-complex="normal"/>
    </style:style>
    <style:style style:name="T129" style:family="text">
      <style:text-properties fo:font-style="normal" officeooo:rsid="03eae1ba" style:font-style-asian="normal" style:font-style-complex="normal"/>
    </style:style>
    <style:style style:name="T130" style:family="text">
      <style:text-properties fo:font-style="normal" officeooo:rsid="03ec33e1" style:font-style-asian="normal" style:font-style-complex="normal"/>
    </style:style>
    <style:style style:name="T131" style:family="text">
      <style:text-properties fo:font-style="normal" officeooo:rsid="03ed50a6" style:font-style-asian="normal" style:font-style-complex="normal"/>
    </style:style>
    <style:style style:name="T132" style:family="text">
      <style:text-properties fo:font-style="normal" officeooo:rsid="03edf4d1" style:font-style-asian="normal" style:font-style-complex="normal"/>
    </style:style>
    <style:style style:name="T133" style:family="text">
      <style:text-properties fo:font-style="normal" officeooo:rsid="03efdf64" style:font-style-asian="normal" style:font-style-complex="normal"/>
    </style:style>
    <style:style style:name="T134" style:family="text">
      <style:text-properties fo:font-style="normal" officeooo:rsid="03f21630" style:font-style-asian="normal" style:font-style-complex="normal"/>
    </style:style>
    <style:style style:name="T135" style:family="text">
      <style:text-properties fo:font-style="normal" officeooo:rsid="03f5d968" style:font-style-asian="normal" style:font-style-complex="normal"/>
    </style:style>
    <style:style style:name="T136" style:family="text">
      <style:text-properties fo:font-style="normal" officeooo:rsid="03f73142" style:font-style-asian="normal" style:font-style-complex="normal"/>
    </style:style>
    <style:style style:name="T137" style:family="text">
      <style:text-properties fo:font-style="normal" officeooo:rsid="03f86c06" style:font-style-asian="normal" style:font-style-complex="normal"/>
    </style:style>
    <style:style style:name="T138" style:family="text">
      <style:text-properties fo:font-style="normal" officeooo:rsid="03fa3d73" style:font-style-asian="normal" style:font-style-complex="normal"/>
    </style:style>
    <style:style style:name="T139" style:family="text">
      <style:text-properties fo:font-style="normal" officeooo:rsid="03fb5021" style:font-style-asian="normal" style:font-style-complex="normal"/>
    </style:style>
    <style:style style:name="T140" style:family="text">
      <style:text-properties fo:font-style="normal" officeooo:rsid="03fc8cbc" style:font-style-asian="normal" style:font-style-complex="normal"/>
    </style:style>
    <style:style style:name="T141" style:family="text">
      <style:text-properties fo:font-style="normal" officeooo:rsid="03ffbdfb" style:font-style-asian="normal" style:font-style-complex="normal"/>
    </style:style>
    <style:style style:name="T142" style:family="text">
      <style:text-properties fo:font-style="normal" officeooo:rsid="04008727" style:font-style-asian="normal" style:font-style-complex="normal"/>
    </style:style>
    <style:style style:name="T143" style:family="text">
      <style:text-properties fo:font-style="normal" officeooo:rsid="04011d58" style:font-style-asian="normal" style:font-style-complex="normal"/>
    </style:style>
    <style:style style:name="T144" style:family="text">
      <style:text-properties fo:font-style="normal" officeooo:rsid="0402f9e5" style:font-style-asian="normal" style:font-style-complex="normal"/>
    </style:style>
    <style:style style:name="T145" style:family="text">
      <style:text-properties fo:font-style="normal" officeooo:rsid="0403f45f" style:font-style-asian="normal" style:font-style-complex="normal"/>
    </style:style>
    <style:style style:name="T146" style:family="text">
      <style:text-properties fo:font-style="normal" officeooo:rsid="0408661a" style:font-style-asian="normal" style:font-style-complex="normal"/>
    </style:style>
    <style:style style:name="T147" style:family="text">
      <style:text-properties fo:font-style="normal" officeooo:rsid="040a57df" style:font-style-asian="normal" style:font-style-complex="normal"/>
    </style:style>
    <style:style style:name="T148" style:family="text">
      <style:text-properties fo:font-style="normal" officeooo:rsid="040d37e9" style:font-style-asian="normal" style:font-style-complex="normal"/>
    </style:style>
    <style:style style:name="T149" style:family="text">
      <style:text-properties fo:font-style="normal" officeooo:rsid="040f1f92" style:font-style-asian="normal" style:font-style-complex="normal"/>
    </style:style>
    <style:style style:name="T150" style:family="text">
      <style:text-properties fo:font-style="normal" officeooo:rsid="0410a856" style:font-style-asian="normal" style:font-style-complex="normal"/>
    </style:style>
    <style:style style:name="T151" style:family="text">
      <style:text-properties fo:font-style="normal" officeooo:rsid="041400de" style:font-style-asian="normal" style:font-style-complex="normal"/>
    </style:style>
    <style:style style:name="T152" style:family="text">
      <style:text-properties officeooo:rsid="000a14f6"/>
    </style:style>
    <style:style style:name="T153" style:family="text">
      <style:text-properties officeooo:rsid="005714b7"/>
    </style:style>
    <style:style style:name="T154" style:family="text">
      <style:text-properties officeooo:rsid="00880dbe"/>
    </style:style>
    <style:style style:name="T155" style:family="text">
      <style:text-properties officeooo:rsid="007c6d62"/>
    </style:style>
    <style:style style:name="T156" style:family="text">
      <style:text-properties officeooo:rsid="01c4f176"/>
    </style:style>
    <style:style style:name="T157" style:family="text">
      <style:text-properties officeooo:rsid="03b4652d"/>
    </style:style>
    <style:style style:name="T158" style:family="text">
      <style:text-properties officeooo:rsid="0473a949"/>
    </style:style>
    <style:style style:name="T159" style:family="text">
      <style:text-properties officeooo:rsid="0387836c"/>
    </style:style>
    <style:style style:name="T160" style:family="text">
      <style:text-properties officeooo:rsid="023c6ef8"/>
    </style:style>
    <style:style style:name="T161" style:family="text">
      <style:text-properties officeooo:rsid="023d86f1"/>
    </style:style>
    <style:style style:name="T162" style:family="text">
      <style:text-properties officeooo:rsid="023e4245"/>
    </style:style>
    <style:style style:name="T163" style:family="text">
      <style:text-properties style:font-name="EB Garamond 12 All SC"/>
    </style:style>
    <style:style style:name="T164" style:family="text">
      <style:text-properties style:font-name="EB Garamond 12 All SC" officeooo:rsid="03106751"/>
    </style:style>
    <style:style style:name="T165" style:family="text">
      <style:text-properties style:font-name="EB Garamond 12 All SC" officeooo:rsid="036370f1"/>
    </style:style>
    <style:style style:name="T166" style:family="text">
      <style:text-properties style:font-name="EB Garamond 12 All SC" officeooo:rsid="039b4bec"/>
    </style:style>
    <style:style style:name="T167" style:family="text">
      <style:text-properties style:font-name="EB Garamond 12 All SC" officeooo:rsid="03dd4f18"/>
    </style:style>
    <style:style style:name="T168" style:family="text">
      <style:text-properties officeooo:rsid="02f83ef8"/>
    </style:style>
    <style:style style:name="T169" style:family="text">
      <style:text-properties officeooo:rsid="030830fa"/>
    </style:style>
    <style:style style:name="T170" style:family="text">
      <style:text-properties officeooo:rsid="030fd317"/>
    </style:style>
    <style:style style:name="T171" style:family="text">
      <style:text-properties officeooo:rsid="030feb5b"/>
    </style:style>
    <style:style style:name="T172" style:family="text">
      <style:text-properties officeooo:rsid="03106751"/>
    </style:style>
    <style:style style:name="T173" style:family="text">
      <style:text-properties officeooo:rsid="0317482f"/>
    </style:style>
    <style:style style:name="T174" style:family="text">
      <style:text-properties officeooo:rsid="0318bade"/>
    </style:style>
    <style:style style:name="T175" style:family="text">
      <style:text-properties officeooo:rsid="031c8e32"/>
    </style:style>
    <style:style style:name="T176" style:family="text">
      <style:text-properties officeooo:rsid="031e39c1"/>
    </style:style>
    <style:style style:name="T177" style:family="text">
      <style:text-properties officeooo:rsid="031f6f79"/>
    </style:style>
    <style:style style:name="T178" style:family="text">
      <style:text-properties officeooo:rsid="03204260"/>
    </style:style>
    <style:style style:name="T179" style:family="text">
      <style:text-properties officeooo:rsid="03279c5c"/>
    </style:style>
    <style:style style:name="T180" style:family="text">
      <style:text-properties officeooo:rsid="032cf4d4"/>
    </style:style>
    <style:style style:name="T181" style:family="text">
      <style:text-properties officeooo:rsid="0332c404"/>
    </style:style>
    <style:style style:name="T182" style:family="text">
      <style:text-properties officeooo:rsid="03344961"/>
    </style:style>
    <style:style style:name="T183" style:family="text">
      <style:text-properties officeooo:rsid="0303035b"/>
    </style:style>
    <style:style style:name="T184" style:family="text">
      <style:text-properties officeooo:rsid="01dff054"/>
    </style:style>
    <style:style style:name="T185" style:family="text">
      <style:text-properties officeooo:rsid="033abe56"/>
    </style:style>
    <style:style style:name="T186" style:family="text">
      <style:text-properties officeooo:rsid="033bb695"/>
    </style:style>
    <style:style style:name="T187" style:family="text">
      <style:text-properties officeooo:rsid="03401ab6"/>
    </style:style>
    <style:style style:name="T188" style:family="text">
      <style:text-properties officeooo:rsid="0340fb2a"/>
    </style:style>
    <style:style style:name="T189" style:family="text">
      <style:text-properties officeooo:rsid="0342b723"/>
    </style:style>
    <style:style style:name="T190" style:family="text">
      <style:text-properties officeooo:rsid="0349c53c"/>
    </style:style>
    <style:style style:name="T191" style:family="text">
      <style:text-properties officeooo:rsid="034ca3bb"/>
    </style:style>
    <style:style style:name="T192" style:family="text">
      <style:text-properties officeooo:rsid="034da74b"/>
    </style:style>
    <style:style style:name="T193" style:family="text">
      <style:text-properties officeooo:rsid="03524698"/>
    </style:style>
    <style:style style:name="T194" style:family="text">
      <style:text-properties officeooo:rsid="0358658f"/>
    </style:style>
    <style:style style:name="T195" style:family="text">
      <style:text-properties officeooo:rsid="035bc375"/>
    </style:style>
    <style:style style:name="T196" style:family="text">
      <style:text-properties officeooo:rsid="035f39f7"/>
    </style:style>
    <style:style style:name="T197" style:family="text">
      <style:text-properties officeooo:rsid="036370f1"/>
    </style:style>
    <style:style style:name="T198" style:family="text">
      <style:text-properties officeooo:rsid="03641507"/>
    </style:style>
    <style:style style:name="T199" style:family="text">
      <style:text-properties officeooo:rsid="036cdd8a"/>
    </style:style>
    <style:style style:name="T200" style:family="text">
      <style:text-properties officeooo:rsid="037937f9"/>
    </style:style>
    <style:style style:name="T201" style:family="text">
      <style:text-properties officeooo:rsid="037ed729"/>
    </style:style>
    <style:style style:name="T202" style:family="text">
      <style:text-properties officeooo:rsid="037fff5e"/>
    </style:style>
    <style:style style:name="T203" style:family="text">
      <style:text-properties officeooo:rsid="03831ae6"/>
    </style:style>
    <style:style style:name="T204" style:family="text">
      <style:text-properties officeooo:rsid="03854bf5"/>
    </style:style>
    <style:style style:name="T205" style:family="text">
      <style:text-properties officeooo:rsid="038e80b9"/>
    </style:style>
    <style:style style:name="T206" style:family="text">
      <style:text-properties officeooo:rsid="03918c11"/>
    </style:style>
    <style:style style:name="T207" style:family="text">
      <style:text-properties officeooo:rsid="03952c12"/>
    </style:style>
    <style:style style:name="T208" style:family="text">
      <style:text-properties officeooo:rsid="03983fcf"/>
    </style:style>
    <style:style style:name="T209" style:family="text">
      <style:text-properties officeooo:rsid="039b4bec"/>
    </style:style>
    <style:style style:name="T210" style:family="text">
      <style:text-properties officeooo:rsid="039d2eba"/>
    </style:style>
    <style:style style:name="T211" style:family="text">
      <style:text-properties officeooo:rsid="03a18218"/>
    </style:style>
    <style:style style:name="T212" style:family="text">
      <style:text-properties officeooo:rsid="03a72969"/>
    </style:style>
    <style:style style:name="T213" style:family="text">
      <style:text-properties officeooo:rsid="03ab176e"/>
    </style:style>
    <style:style style:name="T214" style:family="text">
      <style:text-properties officeooo:rsid="03aee913"/>
    </style:style>
    <style:style style:name="T215" style:family="text">
      <style:text-properties officeooo:rsid="03b19c19"/>
    </style:style>
    <style:style style:name="T216" style:family="text">
      <style:text-properties officeooo:rsid="03b3996b"/>
    </style:style>
    <style:style style:name="T217" style:family="text">
      <style:text-properties officeooo:rsid="03b5d4a5"/>
    </style:style>
    <style:style style:name="T218" style:family="text">
      <style:text-properties officeooo:rsid="03bdb81d"/>
    </style:style>
    <style:style style:name="T219" style:family="text">
      <style:text-properties officeooo:rsid="03bff2f4"/>
    </style:style>
    <style:style style:name="T220" style:family="text">
      <style:text-properties officeooo:rsid="03c34695"/>
    </style:style>
    <style:style style:name="T221" style:family="text">
      <style:text-properties officeooo:rsid="03c885b3"/>
    </style:style>
    <style:style style:name="T222" style:family="text">
      <style:text-properties officeooo:rsid="03cb5823"/>
    </style:style>
    <style:style style:name="T223" style:family="text">
      <style:text-properties officeooo:rsid="03cf8ea7"/>
    </style:style>
    <style:style style:name="T224" style:family="text">
      <style:text-properties officeooo:rsid="03d5f74d"/>
    </style:style>
    <style:style style:name="T225" style:family="text">
      <style:text-properties officeooo:rsid="03d642f3"/>
    </style:style>
    <style:style style:name="T226" style:family="text">
      <style:text-properties officeooo:rsid="03d8cc66"/>
    </style:style>
    <style:style style:name="T227" style:family="text">
      <style:text-properties officeooo:rsid="03d92018"/>
    </style:style>
    <style:style style:name="T228" style:family="text">
      <style:text-properties officeooo:rsid="03daea6f"/>
    </style:style>
    <style:style style:name="T229" style:family="text">
      <style:text-properties officeooo:rsid="03dd4f18"/>
    </style:style>
    <style:style style:name="T230" style:family="text">
      <style:text-properties officeooo:rsid="03df2082"/>
    </style:style>
    <style:style style:name="T231" style:family="text">
      <style:text-properties officeooo:rsid="03e1bb29"/>
    </style:style>
    <style:style style:name="T232" style:family="text">
      <style:text-properties officeooo:rsid="03e6c0b6"/>
    </style:style>
    <style:style style:name="T233" style:family="text">
      <style:text-properties officeooo:rsid="03e6185c"/>
    </style:style>
    <style:style style:name="T234" style:family="text">
      <style:text-properties officeooo:rsid="03eae1ba"/>
    </style:style>
    <style:style style:name="T235" style:family="text">
      <style:text-properties officeooo:rsid="03edf4d1"/>
    </style:style>
    <style:style style:name="T236" style:family="text">
      <style:text-properties officeooo:rsid="03f21630"/>
    </style:style>
    <style:style style:name="T237" style:family="text">
      <style:text-properties officeooo:rsid="03f73142"/>
    </style:style>
    <style:style style:name="T238" style:family="text">
      <style:text-properties officeooo:rsid="03fb5021"/>
    </style:style>
    <style:style style:name="T239" style:family="text">
      <style:text-properties officeooo:rsid="03fc8cbc"/>
    </style:style>
    <style:style style:name="T240" style:family="text">
      <style:text-properties officeooo:rsid="03ffbdfb"/>
    </style:style>
    <style:style style:name="T241" style:family="text">
      <style:text-properties officeooo:rsid="04008727"/>
    </style:style>
    <style:style style:name="T242" style:family="text">
      <style:text-properties officeooo:rsid="0402f9e5"/>
    </style:style>
    <style:style style:name="T243" style:family="text">
      <style:text-properties officeooo:rsid="0408661a"/>
    </style:style>
    <style:style style:name="T244" style:family="text">
      <style:text-properties officeooo:rsid="040d37e9"/>
    </style:style>
    <style:style style:name="T245" style:family="text">
      <style:text-properties officeooo:rsid="040f1f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56">Esser-</text:span>Skala, 20<text:span text:style-name="T172">20</text:span></text:p>
      <text:p text:style-name="P27"/>
      <text:p text:style-name="P27"/>
      <text:p text:style-name="P12">© 20<text:span text:style-name="T172">20</text:span> by Wolfgang <text:span text:style-name="T156">Esser-</text:span>Skala. This edition is licensed under the Creative Commons Attribution<text:span text:style-name="T154">-NonCommercial-ShareAlike</text:span> 4.0 International License. To view a copy of this license, visit http://creativecommons.org/licenses/by<text:span text:style-name="T155">-nc-sa</text:span>/4.0/. </text:p>
      <text:p text:style-name="P11"/>
      <text:p text:style-name="P13">Music engraving by LilyPond 2.18.0 (http://www.lilypond.org).<text:span text:style-name="T153"><text:line-break/>Front matter</text:span> typeset with EB Garamond (http://www.georgduffner.at/ebgaramond).</text:p>
      <text:p text:style-name="P27"/>
      <text:p text:style-name="P10">First <text:span text:style-name="T156">version</text:span>, <text:span text:style-name="T172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70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60">https://digital.staatsbibliothek-berlin.de/werkansicht/?PPN=PPN1023705923<text:line-break/><text:tab/></text:span>(siglum<text:span text:style-name="T158"> </text:span>Mus.<text:span text:style-name="T160">ms. 21400</text:span>)</text:p>
      <text:p text:style-name="P2"/>
      <text:p text:style-name="P7">In general, this edition closely follows the <text:span text:style-name="T159">manuscript. </text:span>Any<text:span text:style-name="T168"> </text:span>changes <text:span text:style-name="T152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113">Abbreviations: <text:span text:style-name="T183">A, alto; B, basso; </text:span>Ms, manuscript;<text:span text:style-name="T160"> </text:span>org, organ; <text:span text:style-name="T184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text:span text:style-name="T134"><text:line-break/>4.8<text:tab/>1, 3<text:tab/>T<text:tab/>last half note in Ms: a2</text:span><text:span text:style-name="T135"><text:line-break/>4.9<text:tab/>27<text:tab/>org<text:tab/>bar in Ms: Bes1</text:span></text:p>
      <text:p text:style-name="P6"/>
      <text:p text:style-name="P8"/>
      <text:p text:style-name="P8"/>
      <text:p text:style-name="P8">Bass figures only appear in the following movements<text:span text:style-name="T201"> (bars in parentheses)</text:span>: 1.3 (15 to 18)<text:span text:style-name="T177">, 1.5 (32, 39 to 44), 1.7 (8 to 10, 55 to 57), 1.21 (1, 2, 5 to 7, 11, 30), 1.24 (6 to 9, 39, 40), 2.5 (43), 2.15 (17, 35 to 40), 3.4 (4, 6 to 8, 12 to 14, 17), 3.10 (34, 35), 3.17 (1 to 11, 16, 17, 33, 40), 4.4 (41 to 45, 60 to 67), 4.14 (1, 2, 7, 8)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71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57">Esser-</text:span>Skala</text:p>
      <text:p text:style-name="P25"/>
      <text:p text:style-name="P25"/>
      <text:p text:style-name="P26"><text:span text:style-name="T189">Das bewegte Schäflein (Canto 1)<text:line-break/>Das bußfertige Schäflein (Canto 1)<text:line-break/>Das danckbare Schäflein (Canto 2)<text:line-break/>Das demüthige Schäflein (Canto 2)<text:line-break/>Das erſchreckte Schäflein (Canto 2)<text:line-break/>Das erſchrockene Schäflein (Canto 1, 2)<text:line-break/>Das glaubende Schäflein (Canto 1)<text:line-break/>Das reuige Schäflein (Canto 1)<text:line-break/></text:span><text:soft-page-break/>Das verlohrne Schäflein (Canto 1)<text:span text:style-name="T224"><text:line-break/>Das wehmüthige Schäflein (Canto 2)<text:line-break/>Das Evangelium (Alto 1, 2)<text:line-break/>Der Evangeliſte (Tenore)<text:line-break/>Der Schächer (Alto 2)<text:line-break/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69">-</text:span> und ſter<text:span text:style-name="T169">-</text:span><text:line-break/>bende<text:line-break/>Gute Hirte,<text:line-break/>am<text:line-break/>Heil. Char<text:span text:style-name="T169">-</text:span>Freytage,<text:line-break/>1727<text:line-break/>In Hoch<text:span text:style-name="T169">-</text:span>Fürſtl. Schloß<text:span text:style-name="T169">-</text:span>Kirche<text:line-break/>zum Friedenſtein,<text:line-break/>Musicaliſch aufgeführet,<text:line-break/>und in<text:line-break/>gebundene und harmoniſche Zei<text:span text:style-name="T169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69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69"><text:tab/></text:span><text:line-break/><text:line-break/>Du ſollſt in dieſen Blättern deinen Heyland in ſeinem blutigen Leiden und Sterben ſehen. Dir iſt aber nicht unbekandt, wie e<text:span text:style-name="T169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69">Weder</text:span> mein Vorſatz, noch der Raum <text:span text:style-name="T169">l</text:span>eiden es, die Zärtlichkeiten, womit ein treuer Hirte ſeiner geliebten Heerde<text:span text:style-name="T169"> begegnet, hier weitläufig zu beſchreiben, ſondern ich ſetze nur die Worte Jeſu, Joh. X: </text:span><text:span text:style-name="T2">Ein guter Hirte läſſet ſein Leben für die Schafe</text:span><text:span text:style-name="T169">, zu weiterer Betrachtung auch, weil doch von der Liebe eines </text:span><text:span text:style-name="T2">guten Hirten</text:span><text:span text:style-name="T169"> gegen ſeine Heerde gewiß keine größre Probe verlanget, mithin auch nichts Höhers geſagt werden kan.<text:tab/><text:line-break/>Und ſiehe! hier lieget </text:span><text:span text:style-name="T2">dein guter Hirte</text:span><text:span text:style-name="T169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69">. O! ſo erſchrick demnach vor dem Donner des </text:span><text:span text:style-name="T2">Geſetzes</text:span><text:span text:style-name="T169">, wenn du bey ſeinem Tode Berge und Felſen, als erſtaunliche Trauer-Glocken klingen höreſt. Verbinde aber auch dein Hertze mit den Troſt-Sp??ereyen des ſüßen </text:span><text:span text:style-name="T2">Evangelii</text:span><text:span text:style-name="T169">, wenn du bedenkeſt, daß alle deine Sünden in dem Grabe deines </text:span><text:span text:style-name="T2">guten Hirten</text:span><text:span text:style-name="T169"> verſchloßen seyn. So wirſt du ſeinen Sterbens-Tag, als ein getreues </text:span><text:span text:style-name="T2">Schäflein</text:span><text:span text:style-name="T169"> ihm wohlgefällig, und dir höchſt-erſprießlich begehren, und dermahleinſt mit ihm dich ewig erfreuen.</text:span></text:p>
      <text:p text:style-name="P19"><text:soft-page-break/><text:span text:style-name="T163">p a r s <text:s text:c="2"/></text:span><text:span text:style-name="T164">i</text:span></text:p>
      <text:p text:style-name="P14"/>
      <text:p text:style-name="P33">1<text:span text:style-name="T162">.1</text:span><text:tab/>Choral: <text:tab/><text:span text:style-name="T172">Jeſu! frommer Menschenheerden<text:tab/>3</text:span><text:line-break/><text:line-break/><text:span text:style-name="T161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73">1.2<text:tab/>Recitativo:<text:tab/>Betrübter Fall! ach unglückſeelger Bißen!<text:tab/>1</text:span><text:span text:style-name="T11"><text:line-break/><text:line-break/></text:span><text:span text:style-name="T173">Das</text:span><text:span text:style-name="T11"><text:tab/>Betrübter Fall! ach unglückſeelger Bißen!<text:line-break/></text:span><text:span text:style-name="T173">verlohrne</text:span><text:span text:style-name="T11"><text:tab/>Wie viel haſt du mir doch entrißen?<text:line-break/></text:span><text:span text:style-name="T173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74">1.3<text:tab/>Aria:<text:tab/>Ach, wo bin ich hingerathen<text:tab/>1</text:span><text:span text:style-name="T13"><text:line-break/><text:line-break/></text:span><text:span text:style-name="T174">Das</text:span><text:span text:style-name="T13"><text:tab/>Ach, wo bin ich hingerathen!<text:line-break/></text:span><text:span text:style-name="T173">verlohrne</text:span><text:span text:style-name="T13"><text:tab/>Ach, wie hab ich mich verirrt!<text:line-break/></text:span><text:span text:style-name="T173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75">1.4<text:tab/>Recitativo:<text:tab/>Auf Sünde folget Fluch und Strafe<text:tab/>1</text:span><text:span text:style-name="T15"><text:line-break/><text:line-break/></text:span><text:span text:style-name="T175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76">1.5<text:tab/>Aria:<text:tab/>Wer ein Paradieß verſchertzet<text:tab/>1</text:span><text:span text:style-name="T17"><text:line-break/><text:line-break/></text:span><text:span text:style-name="T176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4"><text:span text:style-name="T178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4"/>
      <text:p text:style-name="P44"/>
      <text:p text:style-name="P45"><text:span text:style-name="T176">1.7<text:tab/>Aria:<text:tab/>Sein Hertze brennt in ſüßen Liebesflammen<text:tab/>1<text:line-break/><text:line-break/>Das</text:span><text:span text:style-name="T17"><text:tab/>Sein Hertze brennt in ſüßen Liebesflammen</text:span><text:span text:style-name="T176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5"/>
      <text:p text:style-name="P45"/>
      <text:p text:style-name="P45"><text:span text:style-name="T175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75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9"><text:line-break/><text:line-break/><text:line-break/></text:p>
      <text:p text:style-name="P45"/>
      <text:p text:style-name="P38"><text:soft-page-break/><text:span text:style-name="T179">1.9<text:tab/>Choral: <text:tab/>Hungrig, durſtig und ſehr matt<text:tab/>3</text:span><text:span text:style-name="T20"><text:line-break/><text:line-break/></text:span><text:span text:style-name="T161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50"><text:span text:style-name="T180">1</text:span>.<text:span text:style-name="T181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50"/>
      <text:p text:style-name="P50"/>
      <text:p text:style-name="P46"><text:span text:style-name="T175">1.11<text:tab/>Recitativo:<text:tab/>Die Liebe deines Hirten<text:tab/>1</text:span><text:span text:style-name="T27"><text:line-break/><text:line-break/></text:span><text:span text:style-name="T181">Der</text:span><text:span text:style-name="T27"><text:tab/></text:span><text:span text:style-name="T28">Die Liebe deines Hirten<text:line-break/></text:span><text:span text:style-name="T181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6"/>
      <text:p text:style-name="P46"/>
      <text:p text:style-name="P52"><text:span text:style-name="T180">1.12<text:tab/>Aria:<text:tab/>Dein Exempel ſoll mir ſtets vor Augen seyn<text:tab/>1</text:span><text:span text:style-name="T29"><text:line-break/><text:line-break/></text:span><text:span text:style-name="T182">Das<text:tab/></text:span><text:span text:style-name="T29">Dein Exempe</text:span><text:span text:style-name="T35">l</text:span><text:span text:style-name="T182"><text:line-break/>demüthige</text:span><text:span text:style-name="T29"><text:tab/>ſoll mir ſtets</text:span><text:span text:style-name="T36"> vor Augen seyn.</text:span><text:span text:style-name="T29"><text:line-break/></text:span><text:span text:style-name="T182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1"/>
      <text:p text:style-name="P51"/>
      <text:p text:style-name="P48"><text:span text:style-name="T175">1.13<text:tab/>Recitativo:<text:tab/>Ein böſes Schaf von Jesu guter Heerde<text:tab/>1</text:span><text:span text:style-name="T38"><text:line-break/><text:line-break/></text:span><text:span text:style-name="T185">Der</text:span><text:span text:style-name="T38"><text:tab/>Ein böſes Schaf von Jesu </text:span><text:span text:style-name="T40">g</text:span><text:span text:style-name="T38">uter Heerde,<text:line-break/></text:span><text:span text:style-name="T185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7"/>
      <text:p text:style-name="P47"/>
      <text:p text:style-name="P53"><text:span text:style-name="T186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3"/>
      <text:p text:style-name="P55"><text:span text:style-name="T175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4"/>
      <text:p text:style-name="P54"/>
      <text:p text:style-name="P54"><text:span text:style-name="T187">1.16<text:tab/>Recitativo:<text:tab/>Gott muß durch Blut und Todt verſöhnet ſeyn<text:tab/>1</text:span><text:span text:style-name="T43"><text:line-break/><text:line-break/></text:span><text:span text:style-name="T187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88">Das</text:span><text:span text:style-name="T44"><text:tab/>Und dieſer hat ſich in die Pein<text:line-break/></text:span><text:span text:style-name="T188">Evangelium</text:span><text:span text:style-name="T44"><text:tab/>aus Liebe für dich hingegeben.<text:line-break/><text:line-break/></text:span><text:span text:style-name="T188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88">Das</text:span><text:span text:style-name="T44"><text:tab/>Dein Hirte aber reißt dich aus dem Folter Hauß<text:line-break/></text:span><text:span text:style-name="T188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4"/>
      <text:p text:style-name="P54"/>
      <text:p text:style-name="P56"><text:span text:style-name="T188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6"/>
      <text:p text:style-name="P56"/>
      <text:p text:style-name="P56"/>
      <text:p text:style-name="P57"><text:soft-page-break/>1.18<text:tab/><text:span text:style-name="T190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7"/>
      <text:p text:style-name="P57"/>
      <text:p text:style-name="P58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91">JESUS, der</text:span><text:span text:style-name="T49"><text:tab/>Mein Vater! kan es möglich ſeyn,<text:line-break/></text:span><text:span text:style-name="T191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92">Der</text:span><text:span text:style-name="T50"><text:tab/>Der einzge Troſt auf dieſer Welt,<text:line-break/></text:span><text:span text:style-name="T192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8"/>
      <text:p text:style-name="P58"/>
      <text:p text:style-name="P59"><text:span text:style-name="T192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9"/>
      <text:p text:style-name="P59"/>
      <text:p text:style-name="P60"><text:span text:style-name="T193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60"/>
      <text:p text:style-name="P60"/>
      <text:p text:style-name="P61"><text:span text:style-name="T194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1"/>
      <text:p text:style-name="P61"/>
      <text:p text:style-name="P62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2"/>
      <text:p text:style-name="P62"/>
      <text:p text:style-name="P63"><text:span text:style-name="T195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3"/>
      <text:p text:style-name="P63"/>
      <text:p text:style-name="P64"><text:span text:style-name="T196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4"/>
      <text:p text:style-name="P64"/>
      <text:p text:style-name="P20"><text:span text:style-name="T163">p a r s <text:s text:c="2"/></text:span><text:span text:style-name="T164">i</text:span><text:span text:style-name="T165">I</text:span></text:p>
      <text:p text:style-name="P15"/>
      <text:p text:style-name="P40"><text:span text:style-name="T197">2.1<text:tab/>Recitativo: <text:tab/>Nun ſtellt ſich der Verräther ein<text:tab/>1</text:span><text:span text:style-name="T59"><text:line-break/><text:line-break/></text:span><text:span text:style-name="T197">Der</text:span><text:span text:style-name="T59"><text:tab/>Nun ſtellt ſich der Verräther ein</text:span><text:span text:style-name="T60">,</text:span><text:span text:style-name="T59"><text:line-break/></text:span><text:span text:style-name="T197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5"><text:span text:style-name="T198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5"/>
      <text:p text:style-name="P65"/>
      <text:p text:style-name="P41"><text:span text:style-name="T197">2.3<text:tab/>Recitativo: <text:tab/>Der große Hirte wird geſchlagen<text:tab/>1</text:span><text:span text:style-name="T59"><text:line-break/><text:line-break/></text:span><text:span text:style-name="T197">Der</text:span><text:span text:style-name="T59"><text:tab/></text:span><text:span text:style-name="T66">Der große Hirte wird geſchlagen,</text:span><text:span text:style-name="T59"><text:line-break/></text:span><text:span text:style-name="T197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6">2.4<text:tab/>Accomp:<text:tab/>Ihr Sünder<text:span text:style-name="T199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6"/>
      <text:p text:style-name="P66"/>
      <text:p text:style-name="P67"><text:span text:style-name="T199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7"/>
      <text:p text:style-name="P67"/>
      <text:p text:style-name="P68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8"/>
      <text:p text:style-name="P68"/>
      <text:p text:style-name="P68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8"/>
      <text:p text:style-name="P68"/>
      <text:p text:style-name="P69"><text:span text:style-name="T200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9"/>
      <text:p text:style-name="P70"><text:soft-page-break/><text:span text:style-name="T202">2</text:span>.9<text:tab/>Choral:<text:tab/>Ich bitt, ich ruf, ich weine<text:tab/>1</text:p>
      <text:p text:style-name="P70"/>
      <text:p text:style-name="P70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70"/>
      <text:p text:style-name="P70"/>
      <text:p text:style-name="P71"><text:span text:style-name="T203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204">JESUS, der</text:span><text:span text:style-name="T79"><text:tab/>Du sagsts</text:span><text:span text:style-name="T80">,</text:span><text:span text:style-name="T79"><text:line-break/></text:span><text:span text:style-name="T204">gute Hirte</text:span><text:span text:style-name="T79"><text:tab/></text:span><text:span text:style-name="T80">i</text:span><text:span text:style-name="T79">ch bins.</text:span></text:p>
      <text:p text:style-name="P71"/>
      <text:p text:style-name="P71"/>
      <text:p text:style-name="P72"><text:span text:style-name="T204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2"/>
      <text:p text:style-name="P72"/>
      <text:p text:style-name="P73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205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206">Das</text:span><text:span text:style-name="T84"><text:tab/>Mein Hertz erbebt, wenn es bedencket,<text:line-break/></text:span><text:span text:style-name="T206">erſchrockene</text:span><text:span text:style-name="T84"><text:tab/>was ich verübt!<text:line-break/></text:span><text:span text:style-name="T206">Schäflein</text:span><text:span text:style-name="T84"><text:tab/><text:line-break/><text:line-break/></text:span><text:span text:style-name="T206">Das</text:span><text:span text:style-name="T84"><text:tab/>In dem, der dich biß in den Tod geliebt,<text:line-break/></text:span><text:span text:style-name="T206">Evangelium</text:span><text:span text:style-name="T84"><text:tab/>iſt alles dir geſchenket.</text:span></text:p>
      <text:p text:style-name="P73"/>
      <text:p text:style-name="P73"/>
      <text:p text:style-name="P75"><text:span text:style-name="T206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5"/>
      <text:p text:style-name="P75"/>
      <text:p text:style-name="P74"><text:span text:style-name="T207">2</text:span>.1<text:span text:style-name="T207">4</text:span><text:tab/>Recitativo:<text:tab/><text:span text:style-name="T207">Wie kan ich Ihm doch danckbar seyn?</text:span><text:tab/>1<text:span text:style-name="T85"><text:line-break/><text:line-break/></text:span><text:span text:style-name="T207">Das danckbare</text:span><text:span text:style-name="T85"><text:tab/>Wie kan ich Ihm doch danckbar seyn?<text:line-break/></text:span><text:span text:style-name="T207">Schäflein</text:span><text:span text:style-name="T85"><text:tab/><text:line-break/><text:line-break/></text:span><text:span text:style-name="T207">Das</text:span><text:span text:style-name="T85"><text:tab/>Bereue deine Schuld,<text:line-break/></text:span><text:span text:style-name="T207">Evangelium</text:span><text:span text:style-name="T85"><text:tab/>ergreife ſeine Huld,<text:line-break/><text:tab/>und folg Ihm ſtets in Kreutz und Ungemach<text:line-break/><text:tab/>als ein getreues Schäflein nach.</text:span></text:p>
      <text:p text:style-name="P74"/>
      <text:p text:style-name="P74"/>
      <text:p text:style-name="P76"><text:span text:style-name="T207">2</text:span>.15<text:tab/>Aria:<text:tab/>Guter Hirte, dieſes Hertze geb ich dir zu eigen hin<text:tab/>1<text:span text:style-name="T6"><text:line-break/><text:line-break/></text:span>Das danckbare<text:span text:style-name="T208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6"/>
      <text:p text:style-name="P76"/>
      <text:p text:style-name="P77"><text:span text:style-name="T208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7"/>
      <text:p text:style-name="P77"/>
      <text:p text:style-name="P21"><text:span text:style-name="T163">p a r s <text:s text:c="2"/></text:span><text:span text:style-name="T164">i</text:span><text:span text:style-name="T165">I</text:span><text:span text:style-name="T166">i</text:span></text:p>
      <text:p text:style-name="P16"/>
      <text:p text:style-name="P42"><text:span text:style-name="T209">3.1<text:tab/>Recitativo: <text:tab/>Kaum geht der Sonnen Licht<text:tab/>1</text:span><text:span text:style-name="T88"><text:line-break/><text:line-break/></text:span><text:span text:style-name="T209">Der</text:span><text:span text:style-name="T88"><text:tab/></text:span><text:span text:style-name="T89">Kaum geht der Sonnen Licht</text:span><text:span text:style-name="T88"><text:line-break/></text:span><text:span text:style-name="T209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210">Das</text:span><text:span text:style-name="T89"><text:tab/>Verdammter Satans Griff</text:span><text:span text:style-name="T90">,</text:span><text:span text:style-name="T89"><text:line-break/></text:span><text:span text:style-name="T210">erſchrockene</text:span><text:span text:style-name="T89"><text:tab/>wodurch er viele Seelen fället!<text:line-break/></text:span><text:span text:style-name="T210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8"><text:span text:style-name="T210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8"/>
      <text:p text:style-name="P78"/>
      <text:p text:style-name="P79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9"/>
      <text:p text:style-name="P79"/>
      <text:p text:style-name="P80"><text:span text:style-name="T211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80"/>
      <text:p text:style-name="P80"/>
      <text:p text:style-name="P81"><text:span text:style-name="T212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1"/>
      <text:p text:style-name="P81"/>
      <text:p text:style-name="P82"><text:span text:style-name="T213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2"/>
      <text:p text:style-name="P82"/>
      <text:p text:style-name="P83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3"/>
      <text:p text:style-name="P83"/>
      <text:p text:style-name="P84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4"/>
      <text:p text:style-name="P84"/>
      <text:p text:style-name="P85"><text:span text:style-name="T214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5"/>
      <text:p text:style-name="P85"/>
      <text:p text:style-name="P86"><text:span text:style-name="T215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6"/>
      <text:p text:style-name="P86"/>
      <text:p text:style-name="P87"><text:span text:style-name="T216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7"/>
      <text:p text:style-name="P87"/>
      <text:p text:style-name="P88"><text:span text:style-name="T217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8"/>
      <text:p text:style-name="P88"/>
      <text:p text:style-name="P89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9"/>
      <text:p text:style-name="P89"/>
      <text:p text:style-name="P90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90"/>
      <text:p text:style-name="P90"/>
      <text:p text:style-name="P91"><text:span text:style-name="T218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1"/>
      <text:p text:style-name="P91"/>
      <text:p text:style-name="P92"><text:span text:style-name="T219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2"/>
      <text:p text:style-name="P92"/>
      <text:p text:style-name="P93"><text:span text:style-name="T220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3"/>
      <text:p text:style-name="P93"/>
      <text:p text:style-name="P94"><text:span text:style-name="T221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4"/>
      <text:p text:style-name="P94"/>
      <text:p text:style-name="P95"><text:span text:style-name="T222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5"/>
      <text:p text:style-name="P95"/>
      <text:p text:style-name="P96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6"/>
      <text:p text:style-name="P96"/>
      <text:p text:style-name="P97"><text:span text:style-name="T223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7"/>
      <text:p text:style-name="P97"/>
      <text:p text:style-name="P98"><text:span text:style-name="T225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27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28">or:</text:span><text:span text:style-name="T121"> o]</text:span><text:span text:style-name="T119"> ſo zeige mir dein Leiden,<text:line-break/><text:tab/></text:span><text:span text:style-name="T121">das gantz [</text:span><text:span text:style-name="T228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8"/>
      <text:p text:style-name="P98"/>
      <text:p text:style-name="P99"><text:span text:style-name="T226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9"/>
      <text:p text:style-name="P99"/>
      <text:p text:style-name="P22"><text:span text:style-name="T163">p a r s <text:s text:c="2"/></text:span><text:span text:style-name="T164">i</text:span><text:span text:style-name="T167"> v</text:span></text:p>
      <text:p text:style-name="P17"/>
      <text:p text:style-name="P43"><text:span text:style-name="T229">4.1</text:span><text:tab/>Choral: <text:tab/><text:span text:style-name="T229">Seele, geh auf Golgatha<text:tab/>1</text:span><text:span text:style-name="T123"><text:line-break/><text:line-break/></text:span><text:span text:style-name="T229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3"/>
      <text:p text:style-name="P43"/>
      <text:p text:style-name="P100"><text:span text:style-name="T230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0"/>
      <text:p text:style-name="P100"/>
      <text:p text:style-name="P101"><text:span text:style-name="T231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2"/>
      <text:p text:style-name="P102"/>
      <text:p text:style-name="P101"/>
      <text:p text:style-name="P103"><text:soft-page-break/>4.4<text:tab/>Aria:<text:tab/>So ſchrecklich hier die <text:span text:style-name="T232">Strafe</text:span> iſt<text:tab/>1<text:span text:style-name="T6"><text:line-break/><text:line-break/></text:span>Das Geſetze<text:span text:style-name="T6"><text:tab/>So ſchrecklich hier die </text:span><text:span text:style-name="T127">Strafe</text:span><text:span text:style-name="T6"> iſt</text:span><text:span text:style-name="T126">,<text:line-break/><text:tab/>ſo greulich iſt vor Gott die Sünde.<text:line-break/><text:tab/>Gott wei</text:span><text:span text:style-name="T127">ſ</text:span><text:span text:style-name="T126">et dir, o Sünden Knecht,<text:line-break/><text:tab/>an ſeinem eingebohrnen Kinde,<text:line-break/><text:tab/>wie hoch ſein allerheilgſt</text:span><text:span text:style-name="T127">e</text:span><text:span text:style-name="T126">s Recht<text:line-break/><text:tab/>dein frevelhaf</text:span><text:span text:style-name="T127">f</text:span><text:span text:style-name="T126">tes Thun empfinde,<text:line-break/><text:tab/>weil es ſein Sohn ſo </text:span><text:span text:style-name="T127">ſchmertzlich</text:span><text:span text:style-name="T126"> büßt.</text:span></text:p>
      <text:p text:style-name="P103"/>
      <text:p text:style-name="P103"/>
      <text:p text:style-name="P104"><text:span text:style-name="T233">4</text:span>.5<text:tab/>Recitativo:<text:tab/>Kaum als Er zu der Schädelſtätte<text:tab/>1<text:span text:style-name="T6"><text:line-break/><text:line-break/></text:span>Der<text:span text:style-name="T6"><text:tab/>Kaum als Er zu der Schedelſtätte<text:line-break/></text:span>Evangeliſte<text:span text:style-name="T6"><text:tab/>in großer Mattigkeit gelang</text:span><text:span text:style-name="T128">e</text:span><text:span text:style-name="T6">t war,<text:line-break/><text:tab/>bot man, als ob man Mitle</text:span><text:span text:style-name="T128">y</text:span><text:span text:style-name="T6">d hätte,<text:line-break/><text:tab/>Ihm Myrrhen Wein<text:line-break/><text:tab/>nebſt Gall und Eßig dar.<text:line-break/><text:tab/>Doch als Ers ſchmeckt,<text:line-break/><text:tab/>w</text:span><text:span text:style-name="T128">o</text:span><text:span text:style-name="T6">lt Ers nicht trincken.<text:line-break/><text:tab/>Drauf wurd </text:span><text:span text:style-name="T128">E</text:span><text:span text:style-name="T6">r an das Kreutz<text:line-break/><text:tab/>und beyderſeits<text:line-break/><text:tab/>zur Rechten und zur Lincken,<text:line-break/><text:tab/>zwey Übelthäter angepflöckt,<text:line-break/><text:tab/>Pilati Schrifft dabey,<text:line-break/><text:tab/>daß Er der J</text:span><text:span text:style-name="T128">u</text:span><text:span text:style-name="T6">den König ſey,<text:line-break/><text:tab/>zu oberſt an das Kreutz geſteckt.</text:span></text:p>
      <text:p text:style-name="P104"/>
      <text:p text:style-name="P104"/>
      <text:p text:style-name="P105">4.6<text:tab/>Accomp:<text:tab/>Erſchrocknes Schäflein, komm nach Golgatha<text:tab/>1<text:span text:style-name="T6"><text:line-break/><text:line-break/></text:span>Das<text:span text:style-name="T6"><text:tab/>Erſchrocknes Schäflein, komm nach Golgatha!<text:line-break/></text:span>Evangelium<text:span text:style-name="T6"><text:tab/>Schau</text:span><text:span text:style-name="T129">,</text:span><text:span text:style-name="T6"> deines Hirten Arme<text:line-break/><text:tab/>ſind liebreich ausgeſpannt,<text:line-break/><text:tab/>daß </text:span><text:span text:style-name="T130">E</text:span><text:span text:style-name="T6">r ſich dein erbarme<text:line-break/><text:tab/>und dir das Paradieß aufſchließe,<text:line-break/><text:tab/>daraus du warſt verbannt.<text:line-break/><text:tab/>Sein Kreutz wird dir zum Baum des Lebens</text:span><text:span text:style-name="T129">,</text:span><text:span text:style-name="T6"><text:line-break/><text:tab/></text:span><text:span text:style-name="T129">a</text:span><text:span text:style-name="T6">n ſolchem blüht die Frucht,<text:line-break/><text:tab/>die deiner </text:span><text:span text:style-name="T129">Kehlen</text:span><text:span text:style-name="T6"> </text:span><text:span text:style-name="T129">ſ</text:span><text:span text:style-name="T6">üße</text:span><text:span text:style-name="T129">,</text:span><text:span text:style-name="T6"><text:line-break/><text:tab/>und die du nicht vergebens<text:line-break/><text:tab/></text:span><text:span text:style-name="T129">ſo ſehnlich haſt </text:span><text:span text:style-name="T130">geſucht</text:span><text:span text:style-name="T129">.</text:span></text:p>
      <text:p text:style-name="P105"/>
      <text:p text:style-name="P105"/>
      <text:p text:style-name="P106"><text:span text:style-name="T234">4</text:span>.7<text:tab/>Aria:<text:tab/>Komm, ſetze dich in Schatten<text:tab/>1<text:span text:style-name="T6"><text:line-break/><text:line-break/></text:span>Das<text:span text:style-name="T6"><text:tab/></text:span><text:span text:style-name="T131">Komm, ſetze dich in Schatten,</text:span><text:span text:style-name="T6"><text:line-break/></text:span>Evangelium<text:span text:style-name="T6"><text:tab/></text:span><text:span text:style-name="T132">des du begehret haſt.<text:line-break/><text:tab/>Entſchütte dich der Laſt,<text:line-break/><text:tab/>laß hier mit dir ſich ga</text:span><text:span text:style-name="T133">tt</text:span><text:span text:style-name="T132">en<text:line-break/><text:tab/>vergnügte Ruh und Raſt.</text:span></text:p>
      <text:p text:style-name="P106"/>
      <text:p text:style-name="P107"><text:line-break/><text:line-break/></text:p>
      <text:p text:style-name="P107"><text:soft-page-break/><text:span text:style-name="T235">4</text:span>.8<text:tab/>Choral:<text:tab/>Ruh nur auf Jeſu liebſten Hertzen<text:tab/>1<text:span text:style-name="T6"><text:line-break/><text:line-break/></text:span>Chor<text:span text:style-name="T6"><text:tab/>Ruh nur auf Jeſu liebſten Hertzen</text:span><text:span text:style-name="T134"><text:line-break/><text:tab/>als ſein gefundnes Schäflein ſtill,<text:line-break/><text:tab/>ſo er, nach vieler Dornen Schmertzen,<text:line-break/><text:tab/>an ſeiner Brust erwärmen will,<text:line-break/><text:tab/>und trägt dich heim zur rechten Spur<text:line-break/><text:tab/>der andern Schäflein, ruhe nur.</text:span></text:p>
      <text:p text:style-name="P107"/>
      <text:p text:style-name="P107"/>
      <text:p text:style-name="P108"><text:span text:style-name="T236">4</text:span>.9<text:tab/>Recitativo:<text:tab/>Der Heyland hinge nackt und bloß<text:tab/>1<text:span text:style-name="T6"><text:line-break/><text:line-break/></text:span>Der<text:span text:style-name="T6"><text:tab/>Der Heyland hinge nackt und bloß</text:span><text:span text:style-name="T136">,</text:span><text:span text:style-name="T6"><text:line-break/></text:span>Evangeliſte<text:span text:style-name="T6"><text:tab/></text:span><text:span text:style-name="T136">und über ſeinem Kleide<text:line-break/><text:tab/>warff ſchon das Krieges Volck das Loß</text:span><text:span text:style-name="T137">,</text:span><text:span text:style-name="T136"><text:line-break/><text:tab/></text:span><text:span text:style-name="T137">a</text:span><text:span text:style-name="T136">ls </text:span><text:span text:style-name="T138">E</text:span><text:span text:style-name="T136">r die </text:span><text:span text:style-name="T138">h</text:span><text:span text:style-name="T136">ochbetrübten Beyde,<text:line-break/><text:tab/>Mariam und Johannem, ſah,<text:line-break/><text:tab/>zu welchen dieſes Wort vom Kreutz herab geſchah:<text:line-break/><text:line-break/></text:span><text:span text:style-name="T237">JESUS, der</text:span><text:span text:style-name="T136"><text:tab/>Weib, ſiehe, dieſer iſt dein Sohn,<text:line-break/></text:span><text:span text:style-name="T237">gute Hirte</text:span><text:span text:style-name="T136"><text:tab/>und du ſolſt ſeine Mutter ſeyn.<text:line-break/><text:line-break/></text:span><text:span text:style-name="T237">Der</text:span><text:span text:style-name="T136"><text:tab/>Und die fürüber gingen,<text:line-break/></text:span><text:span text:style-name="T237">Evangeliſte</text:span><text:span text:style-name="T136"><text:tab/>belegten Ihn bey aller ſeiner Pein<text:line-break/><text:tab/>mit Läſterungen, Spott und Hohn,<text:line-break/><text:tab/>des</text:span><text:span text:style-name="T138"> </text:span><text:span text:style-name="T136">gleichen auch</text:span><text:span text:style-name="T138">,</text:span><text:span text:style-name="T136"> die bey Ihm hingen</text:span><text:span text:style-name="T138">.</text:span><text:span text:style-name="T136"><text:line-break/><text:tab/></text:span><text:span text:style-name="T138">B</text:span><text:span text:style-name="T136">iß der zur rechten Hand<text:line-break/><text:tab/>des Hirten Unſchuld doch erkant<text:line-break/><text:tab/>und in bußfertger Seelen Angſt<text:line-break/><text:tab/>als ein verlohrnes Schäflein ſich<text:line-break/><text:tab/>mit dieſem Glaubens Wort zu Ihm gewandt:<text:line-break/><text:line-break/></text:span><text:span text:style-name="T237">Der Schächer</text:span><text:span text:style-name="T136"><text:tab/>Gedenck, o HErr, an mich,<text:line-break/><text:tab/>wenn du in deinem Reich anlangſt.<text:line-break/><text:line-break/></text:span><text:span text:style-name="T237">Der Ev.</text:span><text:span text:style-name="T136"><text:tab/>Worauf der HErr</text:span><text:span text:style-name="T138">e</text:span><text:span text:style-name="T136"> ſich vernehmen ließ:<text:line-break/><text:line-break/></text:span><text:span text:style-name="T237">JESUS, der</text:span><text:span text:style-name="T136"><text:tab/>Ich ſage dir, glaub du es ſicherlich,<text:line-break/></text:span><text:span text:style-name="T237">gute Hirte</text:span><text:span text:style-name="T136"><text:tab/>heut wartet noch auf dich<text:line-break/><text:tab/>das ſchöne Paradieß.</text:span></text:p>
      <text:p text:style-name="P108"/>
      <text:p text:style-name="P108"/>
      <text:p text:style-name="P109"><text:span text:style-name="T237">4</text:span>.10<text:tab/>Accomp:<text:tab/>O Lippen! die von Honig triefen<text:tab/>1<text:span text:style-name="T6"><text:line-break/><text:line-break/></text:span>Das<text:span text:style-name="T6"><text:tab/>O Lippen! die von Honig triefen</text:span><text:span text:style-name="T139">.</text:span><text:span text:style-name="T6"><text:line-break/></text:span>glaubende<text:span text:style-name="T6"><text:tab/></text:span><text:span text:style-name="T139">O Mund! der aus dem Tod<text:line-break/></text:span>Schäflein<text:span text:style-name="T139"><text:tab/>ins Leben rufen kan.<text:line-break/><text:tab/>Nun hör ich keinen Teufel an,<text:line-break/><text:tab/>wie ſehr er auch mit Höllenflammen droht.<text:line-break/><text:tab/>Braußt immer</text:span><text:span text:style-name="T140"> </text:span><text:span text:style-name="T139">hin,<text:line-break/><text:tab/>ihr fürchterlichen</text:span><text:span text:style-name="T140"> Tieffen</text:span><text:span text:style-name="T139"> </text:span><text:span text:style-name="T140">[</text:span><text:span text:style-name="T239">or:</text:span><text:span text:style-name="T140"> Rieſen]</text:span><text:span text:style-name="T139">,<text:line-break/><text:tab/></text:span><text:span text:style-name="T140">eröffne,</text:span><text:span text:style-name="T139"> Abgrund</text:span><text:span text:style-name="T140">,</text:span><text:span text:style-name="T139"> deinen Rachen;<text:line-break/><text:tab/>da ich bey meinem Hirten bin,<text:line-break/><text:tab/>kan ich die größte Noth</text:span><text:span text:style-name="T140">,</text:span><text:span text:style-name="T139"><text:line-break/><text:tab/>die ſonst die Sünde macht, verlachen.</text:span></text:p>
      <text:p text:style-name="P110"><text:soft-page-break/><text:span text:style-name="T238">4</text:span>.11<text:tab/>Aria:<text:tab/>Ach von dieſem Kreutze thaut<text:tab/>1<text:span text:style-name="T6"><text:line-break/><text:line-break/></text:span>Das<text:span text:style-name="T6"><text:tab/>Ach von dieſem Kreutze thaut<text:line-break/></text:span>glaubende<text:span text:style-name="T6"><text:tab/></text:span><text:span text:style-name="T141">lauter Troſt auf mein Gewißen.</text:span><text:span text:style-name="T6"><text:line-break/></text:span>Schäflein<text:span text:style-name="T6"><text:tab/></text:span><text:span text:style-name="T141">Sollt ich nun verzagen müßen,<text:line-break/><text:tab/>da mein Glaube dem vertraut,<text:line-break/><text:tab/>der nach einen Schächer ſchaut,<text:line-break/><text:tab/>ihm den Himmel aufzuſchließen?</text:span></text:p>
      <text:p text:style-name="P110"/>
      <text:p text:style-name="P110"/>
      <text:p text:style-name="P111"><text:span text:style-name="T240">4</text:span>.12<text:tab/>Choral:<text:tab/>Es freut ſchon Jeſus ſich<text:tab/>1<text:span text:style-name="T6"><text:line-break/><text:line-break/></text:span>Chor<text:span text:style-name="T6"><text:tab/>Es freut ſchon Jeſus ſich</text:span><text:span text:style-name="T143">,</text:span><text:span text:style-name="T142"><text:line-break/><text:tab/>daß Er ſein Schäflein, dich<text:line-break/><text:tab/>wird auf die Achſeln legen<text:line-break/><text:tab/>und dich auf guten Wegen<text:line-break/><text:tab/>zu ſeiner Heerde bringen,<text:line-break/><text:tab/>die wird für Freuden ſingen.</text:span></text:p>
      <text:p text:style-name="P111"/>
      <text:p text:style-name="P111"/>
      <text:p text:style-name="P112"><text:span text:style-name="T241">4</text:span>.13<text:tab/>Recitativo:<text:tab/>Und um die ſechſte Stunde<text:tab/>1<text:span text:style-name="T6"><text:line-break/><text:line-break/></text:span>Der<text:span text:style-name="T6"><text:tab/>Und um die ſechſte Stunde<text:line-break/></text:span>Evangeliſte<text:span text:style-name="T6"><text:tab/>ward eine dicke Finſterniß.<text:line-break/><text:tab/>Dabey vernahm man diß<text:line-break/><text:tab/>aus Jeſu Munde:<text:line-break/><text:tab/><text:line-break/></text:span>JESUS, der<text:span text:style-name="T6"><text:tab/>Mein Gott! Mein Gott!<text:line-break/></text:span>gute Hirte<text:span text:style-name="T6"><text:tab/>Warum haſtu mich verlaßen?<text:line-break/><text:line-break/></text:span>Ev.<text:span text:style-name="T6"><text:tab/>Die Feinde trieben ihren Spott<text:line-break/><text:tab/>gewohntermaßen,<text:line-break/><text:tab/>ſogar mi</text:span><text:span text:style-name="T145">t</text:span><text:span text:style-name="T6"> Jeſu Angstgeſchrey.<text:line-break/><text:tab/>Er aber rief:<text:line-break/><text:line-break/></text:span>JESUS<text:span text:style-name="T6"><text:tab/>Mich dürſtet.<text:line-break/><text:line-break/></text:span>Ev.<text:span text:style-name="T6"><text:tab/>Und einer von den Knechten lief,<text:line-break/><text:tab/>nahm eine</text:span><text:span text:style-name="T145">n</text:span><text:span text:style-name="T6"> Schwamm,<text:line-break/><text:tab/>ſteckt ſolchen auf ein Rohr,<text:line-break/><text:tab/>und hielt dem faſt erwürgten Lamm<text:line-break/><text:tab/>auf ſolche Weiſe Ysopen und Eßig </text:span><text:span text:style-name="T145">vor</text:span><text:span text:style-name="T6">.<text:line-break/><text:tab/>Hierauf wird Jeſu</text:span><text:span text:style-name="T145">s</text:span><text:span text:style-name="T6"> laut:<text:line-break/><text:line-break/></text:span>JESUS<text:span text:style-name="T6"><text:tab/>Es iſt vollbracht.<text:line-break/><text:line-break/></text:span>Ev.<text:span text:style-name="T6"><text:tab/>Und abermahl ſchrie Er mit gan</text:span><text:span text:style-name="T145">t</text:span><text:span text:style-name="T6">zer Macht:<text:line-break/><text:line-break/></text:span>JESUS<text:span text:style-name="T6"><text:tab/>Mein Vater, ich befehle meine</text:span><text:span text:style-name="T145">n</text:span><text:span text:style-name="T6"> Geiſt<text:line-break/><text:tab/>in deine Hände.<text:line-break/><text:line-break/></text:span>Ev.<text:span text:style-name="T6"><text:tab/>Und als Er nun </text:span><text:span text:style-name="T145">g</text:span><text:span text:style-name="T6">ezahlet und geleiſt,<text:line-break/><text:tab/>wa</text:span><text:span text:style-name="T145">s</text:span><text:span text:style-name="T6"> Er doch nicht geraubt</text:span><text:span text:style-name="T145">,</text:span><text:span text:style-name="T6"><text:line-break/><text:tab/></text:span><text:span text:style-name="T145">ſ</text:span><text:span text:style-name="T6">o neigte </text:span><text:span text:style-name="T144">ſich mit ſeinem blutgen Haupt<text:line-break/><text:tab/>ſein Leben auch zum Ende.</text:span></text:p>
      <text:p text:style-name="P114"><text:soft-page-break/><text:span text:style-name="T242">4</text:span>.14<text:tab/>Coro:<text:tab/>Ihr Himmel klagt<text:tab/>1<text:span text:style-name="T6"><text:line-break/><text:line-break/></text:span>Chor<text:span text:style-name="T6"><text:tab/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text:line-break/><text:tab/>O großes Wort!<text:line-break/><text:tab/>Gott wird gequälet.<text:line-break/><text:tab/>O großer Mord!<text:line-break/><text:tab/>Gott wird entſeelet.<text:line-break/><text:tab/>O niemals noch erhörte Noth!<text:line-break/><text:tab/>Wer iſt, der nicht erſtaunt und ſagt:<text:line-break/><text:tab/></text:span><text:span text:style-name="T6"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/text:span></text:p>
      <text:p text:style-name="P114"/>
      <text:p text:style-name="P114"/>
      <text:p text:style-name="P115"><text:span text:style-name="T243">4</text:span>.15<text:tab/>Accomp:<text:tab/>Jedoch was regen ſich bey dieſem Todt<text:tab/>1<text:span text:style-name="T6"><text:line-break/><text:line-break/></text:span>Das<text:span text:style-name="T6"><text:tab/>Jedoch was regen ſich bey dieſem Todt<text:line-break/></text:span>erſchreckte<text:span text:style-name="T6"><text:tab/></text:span><text:span text:style-name="T148">für ſchreckensvolle Trauer Glocken?</text:span><text:span text:style-name="T6"><text:line-break/></text:span>Schäflein<text:span text:style-name="T6"><text:tab/></text:span><text:span text:style-name="T148">O </text:span><text:span text:style-name="T149">w</text:span><text:span text:style-name="T148">eh! </text:span><text:span text:style-name="T149">a</text:span><text:span text:style-name="T148">ch unerhörte Noth!<text:line-break/><text:tab/>Mein Troſt fängt in mir an zu ſtocken.<text:line-break/><text:tab/>O Furcht! </text:span><text:span text:style-name="T149">o</text:span><text:span text:style-name="T148"> Bangigkeit!<text:line-break/><text:tab/>Der Himmel geht in einem Trauer Kleid<text:line-break/><text:tab/>und hüllet ſeinen Schein<text:line-break/><text:tab/>in ſchwartze </text:span><text:span text:style-name="T149">Trauer </text:span><text:span text:style-name="T148">Decken ein.<text:line-break/><text:tab/>Es bebet Hertz und Geiſt</text:span><text:span text:style-name="T149">,</text:span><text:span text:style-name="T148"><text:line-break/><text:tab/></text:span><text:span text:style-name="T149">d</text:span><text:span text:style-name="T148">enn ja, die Erde zittert unter mir<text:line-break/><text:tab/>und ſcheinet zu zerfallen.<text:line-break/><text:tab/>Ich ſeh, wie dort und hier<text:line-break/><text:tab/>bei fürchterlichen Knallen<text:line-break/><text:tab/>ein Felß zerſpringt, ein Berg zerreißt</text:span><text:span text:style-name="T149"> [</text:span><text:span text:style-name="T245">or:</text:span><text:span text:style-name="T149"> zerſpringt]</text:span><text:span text:style-name="T148">.<text:line-break/><text:tab/>Wohin, ach Gott! wohin<text:line-break/><text:tab/>ſoll ich erſchrecktes Schäflein fliehn?<text:line-break/><text:tab/>Der Himmel ſcheint durch ſeinen Blick mich zu </text:span><text:span text:style-name="T150">ver</text:span><text:span text:style-name="T148">jagen,<text:line-break/><text:tab/>die Erde bebt, mich</text:span><text:span text:style-name="T150"> </text:span><text:span text:style-name="T148">ferner nicht zu tragen.</text:span></text:p>
      <text:p text:style-name="P115"/>
      <text:p text:style-name="P115"/>
      <text:p text:style-name="P116"><text:span text:style-name="T244">4</text:span>.16<text:tab/>Aria:<text:tab/>Aus der Natur erzürntem Blicke<text:tab/>1<text:span text:style-name="T6"><text:line-break/><text:line-break/></text:span>Das Geſetze<text:span text:style-name="T6"><text:tab/>Aus der Natur erzürntem Blicke</text:span><text:span text:style-name="T151"><text:line-break/><text:tab/>erkenne deine Mißethat.<text:line-break/><text:tab/>Dem Himmel graut dich anzuſehen,<text:line-break/><text:tab/>drum will ſein Licht verhüllet ſtehen.<text:line-break/><text:tab/>Der Abgrund bebt, die Felſen ſpringen<text:line-break/><text:tab/>und ſind bereit, dich zu verſchlingen.<text:line-break/><text:tab/>Warum? weil deine Sünd und Tücke<text:line-break/><text:tab/>den Schöpffer jetz getödtet ha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6T19:53:19.482657848</dc:date>
    <dc:creator>Wolfgang Skala</dc:creator>
    <meta:editing-duration>P10DT57M23S</meta:editing-duration>
    <meta:editing-cycles>925</meta:editing-cycles>
    <meta:generator>LibreOffice/4.2.8.2$Linux_X86_64 LibreOffice_project/420m0$Build-2</meta:generator>
    <meta:document-statistic meta:table-count="0" meta:image-count="1" meta:object-count="0" meta:page-count="25" meta:paragraph-count="104" meta:word-count="5770" meta:character-count="35145" meta:non-whitespace-character-count="28707"/>
  </office:meta>
</office:document-meta>
</file>